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Instrument Type</text:p>
          </table:table-cell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Traded Contract(Lots)</text:p>
          </table:table-cell>
          <table:table-cell table:style-name="ce4" office:value-type="string" calcext:value-type="string">
            <text:p>Quantity (000's)</text:p>
          </table:table-cell>
          <table:table-cell table:style-name="ce7" office:value-type="string" calcext:value-type="string">
            <text:p>Total Value (Lacs)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JAN</text:p>
          </table:table-cell>
          <table:table-cell office:value-type="float" office:value="2020" calcext:value-type="float">
            <text:p>2020</text:p>
          </table:table-cell>
          <table:table-cell office:value-type="float" office:value="532694" calcext:value-type="float">
            <text:p>532694</text:p>
          </table:table-cell>
          <table:table-cell office:value-type="float" office:value="93645.37" calcext:value-type="float">
            <text:p>93645.37</text:p>
          </table:table-cell>
          <table:table-cell office:value-type="float" office:value="4046963.41" calcext:value-type="float">
            <text:p>4046963.41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JAN</text:p>
          </table:table-cell>
          <table:table-cell office:value-type="float" office:value="2020" calcext:value-type="float">
            <text:p>2020</text:p>
          </table:table-cell>
          <table:table-cell office:value-type="float" office:value="19452307" calcext:value-type="float">
            <text:p>19452307</text:p>
          </table:table-cell>
          <table:table-cell office:value-type="float" office:value="9419438.359" calcext:value-type="float">
            <text:p>9419438.359</text:p>
          </table:table-cell>
          <table:table-cell office:value-type="float" office:value="84034676" calcext:value-type="float">
            <text:p>84034676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FEB</text:p>
          </table:table-cell>
          <table:table-cell office:value-type="float" office:value="2020" calcext:value-type="float">
            <text:p>2020</text:p>
          </table:table-cell>
          <table:table-cell office:value-type="float" office:value="518000" calcext:value-type="float">
            <text:p>518000</text:p>
          </table:table-cell>
          <table:table-cell office:value-type="float" office:value="80040.84" calcext:value-type="float">
            <text:p>80040.84</text:p>
          </table:table-cell>
          <table:table-cell office:value-type="float" office:value="3399731.13" calcext:value-type="float">
            <text:p>3399731.13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FEB</text:p>
          </table:table-cell>
          <table:table-cell office:value-type="float" office:value="2020" calcext:value-type="float">
            <text:p>2020</text:p>
          </table:table-cell>
          <table:table-cell office:value-type="float" office:value="20145842" calcext:value-type="float">
            <text:p>20145842</text:p>
          </table:table-cell>
          <table:table-cell office:value-type="float" office:value="9135923.704" calcext:value-type="float">
            <text:p>9135923.704</text:p>
          </table:table-cell>
          <table:table-cell office:value-type="float" office:value="79225883.99" calcext:value-type="float">
            <text:p>79225883.99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MAR</text:p>
          </table:table-cell>
          <table:table-cell office:value-type="float" office:value="2020" calcext:value-type="float">
            <text:p>2020</text:p>
          </table:table-cell>
          <table:table-cell office:value-type="float" office:value="450858" calcext:value-type="float">
            <text:p>450858</text:p>
          </table:table-cell>
          <table:table-cell office:value-type="float" office:value="117275.94" calcext:value-type="float">
            <text:p>117275.94</text:p>
          </table:table-cell>
          <table:table-cell office:value-type="float" office:value="4681911.12" calcext:value-type="float">
            <text:p>4681911.12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MAR</text:p>
          </table:table-cell>
          <table:table-cell office:value-type="float" office:value="2020" calcext:value-type="float">
            <text:p>2020</text:p>
          </table:table-cell>
          <table:table-cell office:value-type="float" office:value="23301827" calcext:value-type="float">
            <text:p>23301827</text:p>
          </table:table-cell>
          <table:table-cell office:value-type="float" office:value="9943406.731" calcext:value-type="float">
            <text:p>9943406.731</text:p>
          </table:table-cell>
          <table:table-cell office:value-type="float" office:value="78469512.2" calcext:value-type="float">
            <text:p>78469512.2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APR</text:p>
          </table:table-cell>
          <table:table-cell office:value-type="float" office:value="2020" calcext:value-type="float">
            <text:p>2020</text:p>
          </table:table-cell>
          <table:table-cell office:value-type="float" office:value="164231" calcext:value-type="float">
            <text:p>164231</text:p>
          </table:table-cell>
          <table:table-cell office:value-type="float" office:value="25444.91" calcext:value-type="float">
            <text:p>25444.91</text:p>
          </table:table-cell>
          <table:table-cell office:value-type="float" office:value="849720.67" calcext:value-type="float">
            <text:p>849720.67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APR</text:p>
          </table:table-cell>
          <table:table-cell office:value-type="float" office:value="2020" calcext:value-type="float">
            <text:p>2020</text:p>
          </table:table-cell>
          <table:table-cell office:value-type="float" office:value="10621767" calcext:value-type="float">
            <text:p>10621767</text:p>
          </table:table-cell>
          <table:table-cell office:value-type="float" office:value="4732568.768" calcext:value-type="float">
            <text:p>4732568.768</text:p>
          </table:table-cell>
          <table:table-cell office:value-type="float" office:value="28184644.49" calcext:value-type="float">
            <text:p>28184644.49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MAY</text:p>
          </table:table-cell>
          <table:table-cell office:value-type="float" office:value="2020" calcext:value-type="float">
            <text:p>2020</text:p>
          </table:table-cell>
          <table:table-cell office:value-type="float" office:value="162348" calcext:value-type="float">
            <text:p>162348</text:p>
          </table:table-cell>
          <table:table-cell office:value-type="float" office:value="40338.81" calcext:value-type="float">
            <text:p>40338.81</text:p>
          </table:table-cell>
          <table:table-cell office:value-type="float" office:value="1604971.49" calcext:value-type="float">
            <text:p>1604971.49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MAY</text:p>
          </table:table-cell>
          <table:table-cell office:value-type="float" office:value="2020" calcext:value-type="float">
            <text:p>2020</text:p>
          </table:table-cell>
          <table:table-cell office:value-type="float" office:value="14977375" calcext:value-type="float">
            <text:p>14977375</text:p>
          </table:table-cell>
          <table:table-cell office:value-type="float" office:value="7774069.098" calcext:value-type="float">
            <text:p>7774069.098</text:p>
          </table:table-cell>
          <table:table-cell office:value-type="float" office:value="49905728.01" calcext:value-type="float">
            <text:p>49905728.01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JUN</text:p>
          </table:table-cell>
          <table:table-cell office:value-type="float" office:value="2020" calcext:value-type="float">
            <text:p>2020</text:p>
          </table:table-cell>
          <table:table-cell office:value-type="float" office:value="186599" calcext:value-type="float">
            <text:p>186599</text:p>
          </table:table-cell>
          <table:table-cell office:value-type="float" office:value="33244.73" calcext:value-type="float">
            <text:p>33244.73</text:p>
          </table:table-cell>
          <table:table-cell office:value-type="float" office:value="1513866.47" calcext:value-type="float">
            <text:p>1513866.47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JUN</text:p>
          </table:table-cell>
          <table:table-cell office:value-type="float" office:value="2020" calcext:value-type="float">
            <text:p>2020</text:p>
          </table:table-cell>
          <table:table-cell office:value-type="float" office:value="16886120" calcext:value-type="float">
            <text:p>16886120</text:p>
          </table:table-cell>
          <table:table-cell office:value-type="float" office:value="9311329.017" calcext:value-type="float">
            <text:p>9311329.017</text:p>
          </table:table-cell>
          <table:table-cell office:value-type="float" office:value="62993572.29" calcext:value-type="float">
            <text:p>62993572.29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JUL</text:p>
          </table:table-cell>
          <table:table-cell office:value-type="float" office:value="2020" calcext:value-type="float">
            <text:p>2020</text:p>
          </table:table-cell>
          <table:table-cell office:value-type="float" office:value="20832044" calcext:value-type="float">
            <text:p>20832044</text:p>
          </table:table-cell>
          <table:table-cell office:value-type="float" office:value="10650858.873" calcext:value-type="float">
            <text:p>10650858.873</text:p>
          </table:table-cell>
          <table:table-cell office:value-type="float" office:value="85412172.55" calcext:value-type="float">
            <text:p>85412172.55</text:p>
          </table:table-cell>
        </table:table-row>
        <table:table-row table:style-name="ro1">
          <table:table-cell office:value-type="string" calcext:value-type="string">
            <text:p>OPTCOM</text:p>
          </table:table-cell>
          <table:table-cell office:value-type="string" calcext:value-type="string">
            <text:p>JUL</text:p>
          </table:table-cell>
          <table:table-cell office:value-type="float" office:value="2020" calcext:value-type="float">
            <text:p>2020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852.86" calcext:value-type="float">
            <text:p>852.86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JUL</text:p>
          </table:table-cell>
          <table:table-cell office:value-type="float" office:value="2020" calcext:value-type="float">
            <text:p>2020</text:p>
          </table:table-cell>
          <table:table-cell office:value-type="float" office:value="157360" calcext:value-type="float">
            <text:p>157360</text:p>
          </table:table-cell>
          <table:table-cell office:value-type="float" office:value="40597.48" calcext:value-type="float">
            <text:p>40597.48</text:p>
          </table:table-cell>
          <table:table-cell office:value-type="float" office:value="2105600.18" calcext:value-type="float">
            <text:p>2105600.18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AUG</text:p>
          </table:table-cell>
          <table:table-cell office:value-type="float" office:value="2020" calcext:value-type="float">
            <text:p>2020</text:p>
          </table:table-cell>
          <table:table-cell office:value-type="float" office:value="169029" calcext:value-type="float">
            <text:p>169029</text:p>
          </table:table-cell>
          <table:table-cell office:value-type="float" office:value="43601.16" calcext:value-type="float">
            <text:p>43601.16</text:p>
          </table:table-cell>
          <table:table-cell office:value-type="float" office:value="2899499.39" calcext:value-type="float">
            <text:p>2899499.39</text:p>
          </table:table-cell>
        </table:table-row>
        <table:table-row table:style-name="ro1">
          <table:table-cell office:value-type="string" calcext:value-type="string">
            <text:p>FUTIDX</text:p>
          </table:table-cell>
          <table:table-cell office:value-type="string" calcext:value-type="string">
            <text:p>AUG</text:p>
          </table:table-cell>
          <table:table-cell office:value-type="float" office:value="2020" calcext:value-type="float">
            <text:p>2020</text:p>
          </table:table-cell>
          <table:table-cell office:value-type="float" office:value="26304" calcext:value-type="float">
            <text:p>26304</text:p>
          </table:table-cell>
          <table:table-cell office:value-type="float" office:value="1315.2" calcext:value-type="float">
            <text:p>1315.2</text:p>
          </table:table-cell>
          <table:table-cell office:value-type="float" office:value="211963.45" calcext:value-type="float">
            <text:p>211963.45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AUG</text:p>
          </table:table-cell>
          <table:table-cell office:value-type="float" office:value="2020" calcext:value-type="float">
            <text:p>2020</text:p>
          </table:table-cell>
          <table:table-cell office:value-type="float" office:value="21147694" calcext:value-type="float">
            <text:p>21147694</text:p>
          </table:table-cell>
          <table:table-cell office:value-type="float" office:value="9321485.743" calcext:value-type="float">
            <text:p>9321485.743</text:p>
          </table:table-cell>
          <table:table-cell office:value-type="float" office:value="90850101.22" calcext:value-type="float">
            <text:p>90850101.22</text:p>
          </table:table-cell>
        </table:table-row>
        <table:table-row table:style-name="ro1">
          <table:table-cell office:value-type="string" calcext:value-type="string">
            <text:p>OPTCOM</text:p>
          </table:table-cell>
          <table:table-cell office:value-type="string" calcext:value-type="string">
            <text:p>AUG</text:p>
          </table:table-cell>
          <table:table-cell office:value-type="float" office:value="2020" calcext:value-type="float">
            <text:p>202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24.6" calcext:value-type="float">
            <text:p>324.6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SEP</text:p>
          </table:table-cell>
          <table:table-cell office:value-type="float" office:value="2020" calcext:value-type="float">
            <text:p>2020</text:p>
          </table:table-cell>
          <table:table-cell office:value-type="float" office:value="128045" calcext:value-type="float">
            <text:p>128045</text:p>
          </table:table-cell>
          <table:table-cell office:value-type="float" office:value="49036.57" calcext:value-type="float">
            <text:p>49036.57</text:p>
          </table:table-cell>
          <table:table-cell office:value-type="float" office:value="2563860.84" calcext:value-type="float">
            <text:p>2563860.84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SEP</text:p>
          </table:table-cell>
          <table:table-cell office:value-type="float" office:value="2020" calcext:value-type="float">
            <text:p>2020</text:p>
          </table:table-cell>
          <table:table-cell office:value-type="float" office:value="18817468" calcext:value-type="float">
            <text:p>18817468</text:p>
          </table:table-cell>
          <table:table-cell office:value-type="float" office:value="11995447.491" calcext:value-type="float">
            <text:p>11995447.491</text:p>
          </table:table-cell>
          <table:table-cell office:value-type="float" office:value="74762067.83" calcext:value-type="float">
            <text:p>74762067.83</text:p>
          </table:table-cell>
        </table:table-row>
        <table:table-row table:style-name="ro1">
          <table:table-cell office:value-type="string" calcext:value-type="string">
            <text:p>FUTIDX</text:p>
          </table:table-cell>
          <table:table-cell office:value-type="string" calcext:value-type="string">
            <text:p>SEP</text:p>
          </table:table-cell>
          <table:table-cell office:value-type="float" office:value="2020" calcext:value-type="float">
            <text:p>2020</text:p>
          </table:table-cell>
          <table:table-cell office:value-type="float" office:value="65662" calcext:value-type="float">
            <text:p>65662</text:p>
          </table:table-cell>
          <table:table-cell office:value-type="float" office:value="3283.1" calcext:value-type="float">
            <text:p>3283.1</text:p>
          </table:table-cell>
          <table:table-cell office:value-type="float" office:value="518290.1" calcext:value-type="float">
            <text:p>518290.1</text:p>
          </table:table-cell>
        </table:table-row>
        <table:table-row table:style-name="ro1">
          <table:table-cell office:value-type="string" calcext:value-type="string">
            <text:p>OPTCOM</text:p>
          </table:table-cell>
          <table:table-cell office:value-type="string" calcext:value-type="string">
            <text:p>SEP</text:p>
          </table:table-cell>
          <table:table-cell office:value-type="float" office:value="2020" calcext:value-type="float">
            <text:p>2020</text:p>
          </table:table-cell>
          <table:table-cell office:value-type="float" office:value="7462" calcext:value-type="float">
            <text:p>7462</text:p>
          </table:table-cell>
          <table:table-cell office:value-type="float" office:value="746.2" calcext:value-type="float">
            <text:p>746.2</text:p>
          </table:table-cell>
          <table:table-cell office:value-type="float" office:value="38860.43" calcext:value-type="float">
            <text:p>38860.43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OCT</text:p>
          </table:table-cell>
          <table:table-cell office:value-type="float" office:value="2020" calcext:value-type="float">
            <text:p>2020</text:p>
          </table:table-cell>
          <table:table-cell office:value-type="float" office:value="17377693" calcext:value-type="float">
            <text:p>17377693</text:p>
          </table:table-cell>
          <table:table-cell office:value-type="float" office:value="11248698.786" calcext:value-type="float">
            <text:p>11248698.786</text:p>
          </table:table-cell>
          <table:table-cell office:value-type="float" office:value="69319801.34" calcext:value-type="float">
            <text:p>69319801.34</text:p>
          </table:table-cell>
        </table:table-row>
        <table:table-row table:style-name="ro1">
          <table:table-cell office:value-type="string" calcext:value-type="string">
            <text:p>OPTCOM</text:p>
          </table:table-cell>
          <table:table-cell office:value-type="string" calcext:value-type="string">
            <text:p>OCT</text:p>
          </table:table-cell>
          <table:table-cell office:value-type="float" office:value="2020" calcext:value-type="float">
            <text:p>2020</text:p>
          </table:table-cell>
          <table:table-cell office:value-type="float" office:value="6821" calcext:value-type="float">
            <text:p>6821</text:p>
          </table:table-cell>
          <table:table-cell office:value-type="float" office:value="682.1" calcext:value-type="float">
            <text:p>682.1</text:p>
          </table:table-cell>
          <table:table-cell office:value-type="float" office:value="34968.23" calcext:value-type="float">
            <text:p>34968.23</text:p>
          </table:table-cell>
        </table:table-row>
        <table:table-row table:style-name="ro1">
          <table:table-cell office:value-type="string" calcext:value-type="string">
            <text:p>FUTIDX</text:p>
          </table:table-cell>
          <table:table-cell office:value-type="string" calcext:value-type="string">
            <text:p>OCT</text:p>
          </table:table-cell>
          <table:table-cell office:value-type="float" office:value="2020" calcext:value-type="float">
            <text:p>2020</text:p>
          </table:table-cell>
          <table:table-cell office:value-type="float" office:value="74010" calcext:value-type="float">
            <text:p>74010</text:p>
          </table:table-cell>
          <table:table-cell office:value-type="float" office:value="3700.5" calcext:value-type="float">
            <text:p>3700.5</text:p>
          </table:table-cell>
          <table:table-cell office:value-type="float" office:value="556723.43" calcext:value-type="float">
            <text:p>556723.43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OCT</text:p>
          </table:table-cell>
          <table:table-cell office:value-type="float" office:value="2020" calcext:value-type="float">
            <text:p>2020</text:p>
          </table:table-cell>
          <table:table-cell office:value-type="float" office:value="87253" calcext:value-type="float">
            <text:p>87253</text:p>
          </table:table-cell>
          <table:table-cell office:value-type="float" office:value="17327.49" calcext:value-type="float">
            <text:p>17327.49</text:p>
          </table:table-cell>
          <table:table-cell office:value-type="float" office:value="956584.32" calcext:value-type="float">
            <text:p>956584.32</text:p>
          </table:table-cell>
        </table:table-row>
        <table:table-row table:style-name="ro1">
          <table:table-cell office:value-type="string" calcext:value-type="string">
            <text:p>FUTIDX</text:p>
          </table:table-cell>
          <table:table-cell office:value-type="string" calcext:value-type="string">
            <text:p>NOV</text:p>
          </table:table-cell>
          <table:table-cell office:value-type="float" office:value="2020" calcext:value-type="float">
            <text:p>2020</text:p>
          </table:table-cell>
          <table:table-cell office:value-type="float" office:value="88708" calcext:value-type="float">
            <text:p>88708</text:p>
          </table:table-cell>
          <table:table-cell office:value-type="float" office:value="4435.4" calcext:value-type="float">
            <text:p>4435.4</text:p>
          </table:table-cell>
          <table:table-cell office:value-type="float" office:value="665968.69" calcext:value-type="float">
            <text:p>665968.69</text:p>
          </table:table-cell>
        </table:table-row>
        <table:table-row table:style-name="ro1">
          <table:table-cell office:value-type="string" calcext:value-type="string">
            <text:p>OPTCOM</text:p>
          </table:table-cell>
          <table:table-cell office:value-type="string" calcext:value-type="string">
            <text:p>NOV</text:p>
          </table:table-cell>
          <table:table-cell office:value-type="float" office:value="2020" calcext:value-type="float">
            <text:p>2020</text:p>
          </table:table-cell>
          <table:table-cell office:value-type="float" office:value="17755" calcext:value-type="float">
            <text:p>17755</text:p>
          </table:table-cell>
          <table:table-cell office:value-type="float" office:value="1775.5" calcext:value-type="float">
            <text:p>1775.5</text:p>
          </table:table-cell>
          <table:table-cell office:value-type="float" office:value="91422.64" calcext:value-type="float">
            <text:p>91422.64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NOV</text:p>
          </table:table-cell>
          <table:table-cell office:value-type="float" office:value="2020" calcext:value-type="float">
            <text:p>2020</text:p>
          </table:table-cell>
          <table:table-cell office:value-type="float" office:value="127111" calcext:value-type="float">
            <text:p>127111</text:p>
          </table:table-cell>
          <table:table-cell office:value-type="float" office:value="46533.21" calcext:value-type="float">
            <text:p>46533.21</text:p>
          </table:table-cell>
          <table:table-cell office:value-type="float" office:value="2564987.71" calcext:value-type="float">
            <text:p>2564987.71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NOV</text:p>
          </table:table-cell>
          <table:table-cell office:value-type="float" office:value="2020" calcext:value-type="float">
            <text:p>2020</text:p>
          </table:table-cell>
          <table:table-cell office:value-type="float" office:value="17540972" calcext:value-type="float">
            <text:p>17540972</text:p>
          </table:table-cell>
          <table:table-cell office:value-type="float" office:value="10907201.196" calcext:value-type="float">
            <text:p>10907201.196</text:p>
          </table:table-cell>
          <table:table-cell office:value-type="float" office:value="72630636.28" calcext:value-type="float">
            <text:p>72630636.28</text:p>
          </table:table-cell>
        </table:table-row>
        <table:table-row table:style-name="ro1">
          <table:table-cell office:value-type="string" calcext:value-type="string">
            <text:p>OPTFUT</text:p>
          </table:table-cell>
          <table:table-cell office:value-type="string" calcext:value-type="string">
            <text:p>DEC</text:p>
          </table:table-cell>
          <table:table-cell office:value-type="float" office:value="2020" calcext:value-type="float">
            <text:p>2020</text:p>
          </table:table-cell>
          <table:table-cell office:value-type="float" office:value="106185" calcext:value-type="float">
            <text:p>106185</text:p>
          </table:table-cell>
          <table:table-cell office:value-type="float" office:value="29128.34" calcext:value-type="float">
            <text:p>29128.34</text:p>
          </table:table-cell>
          <table:table-cell office:value-type="float" office:value="1490658.6" calcext:value-type="float">
            <text:p>1490658.6</text:p>
          </table:table-cell>
        </table:table-row>
        <table:table-row table:style-name="ro1">
          <table:table-cell office:value-type="string" calcext:value-type="string">
            <text:p>OPTCOM</text:p>
          </table:table-cell>
          <table:table-cell office:value-type="string" calcext:value-type="string">
            <text:p>DEC</text:p>
          </table:table-cell>
          <table:table-cell office:value-type="float" office:value="2020" calcext:value-type="float">
            <text:p>2020</text:p>
          </table:table-cell>
          <table:table-cell office:value-type="float" office:value="7045" calcext:value-type="float">
            <text:p>7045</text:p>
          </table:table-cell>
          <table:table-cell office:value-type="float" office:value="704.5" calcext:value-type="float">
            <text:p>704.5</text:p>
          </table:table-cell>
          <table:table-cell office:value-type="float" office:value="35193.25" calcext:value-type="float">
            <text:p>35193.25</text:p>
          </table:table-cell>
        </table:table-row>
        <table:table-row table:style-name="ro1">
          <table:table-cell office:value-type="string" calcext:value-type="string">
            <text:p>FUTCOM</text:p>
          </table:table-cell>
          <table:table-cell office:value-type="string" calcext:value-type="string">
            <text:p>DEC</text:p>
          </table:table-cell>
          <table:table-cell office:value-type="float" office:value="2020" calcext:value-type="float">
            <text:p>2020</text:p>
          </table:table-cell>
          <table:table-cell office:value-type="float" office:value="16723285" calcext:value-type="float">
            <text:p>16723285</text:p>
          </table:table-cell>
          <table:table-cell office:value-type="float" office:value="10386880.353" calcext:value-type="float">
            <text:p>10386880.353</text:p>
          </table:table-cell>
          <table:table-cell office:value-type="float" office:value="65182323.96" calcext:value-type="float">
            <text:p>65182323.96</text:p>
          </table:table-cell>
        </table:table-row>
        <table:table-row table:style-name="ro1">
          <table:table-cell table:style-name="ce3" office:value-type="string" calcext:value-type="string">
            <text:p>FUTIDX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08733" calcext:value-type="float">
            <text:p>108733</text:p>
          </table:table-cell>
          <table:table-cell table:style-name="ce6" office:value-type="float" office:value="5436.65" calcext:value-type="float">
            <text:p>5436.65</text:p>
          </table:table-cell>
          <table:table-cell table:style-name="ce9" office:value-type="float" office:value="821041.3" calcext:value-type="float">
            <text:p>821041.3</text:p>
          </table:table-cell>
        </table:table-row>
      </table:table>
      <table:named-expressions>
        <table:named-range table:name="HTML_1 - ctl00_cph_InnerContainerRight_C004_rgMonth_ctl00" table:base-cell-address="$Sheet1.$A$1" table:cell-range-address="$Sheet1.$A$1:.$F$36"/>
        <table:named-range table:name="HTML_all" table:base-cell-address="$Sheet1.$A$1" table:cell-range-address="$Sheet1.$A$1:.$F$3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16" meta:object-count="0"/>
    <meta:generator>LibreOffice/7.3.7.2$Linux_X86_64 LibreOffice_project/30$Build-2</meta:generator>
  </office:meta>
</office:document-meta>
</file>